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A000000084DD5A500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Raleway1" svg:font-family="Raleway"/>
    <style:font-face style:name=".AppleSystemUIFont" svg:font-family=".AppleSystemUIFont" style:font-family-generic="swis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Text_20_body">
      <style:paragraph-properties fo:margin-left="0.635cm" fo:margin-right="0cm" fo:margin-top="0.106cm" fo:margin-bottom="0cm" fo:text-indent="0cm" style:auto-text-indent="false"/>
    </style:style>
    <style:style style:name="P3" style:family="paragraph" style:parent-style-name="Text_20_body">
      <style:paragraph-properties fo:line-height="115%"/>
      <style:text-properties style:font-name="Raleway1" fo:font-size="13pt" fo:font-weight="bold"/>
    </style:style>
    <style:style style:name="P4" style:family="paragraph" style:parent-style-name="Text_20_body">
      <style:text-properties style:font-name="Raleway1" fo:font-style="italic"/>
    </style:style>
    <style:style style:name="P5" style:family="paragraph" style:parent-style-name="Text_20_body">
      <style:paragraph-properties fo:line-height="150%"/>
      <style:text-properties style:font-name="Raleway1" fo:font-size="12pt"/>
    </style:style>
    <style:style style:name="P6" style:family="paragraph" style:parent-style-name="Text_20_body">
      <style:paragraph-properties fo:line-height="150%"/>
      <style:text-properties style:font-name="Raleway1" fo:font-size="12pt" fo:font-style="italic"/>
    </style:style>
    <style:style style:name="P7" style:family="paragraph" style:parent-style-name="Text_20_body">
      <style:paragraph-properties fo:line-height="150%"/>
      <style:text-properties style:font-name="Raleway1" fo:font-size="12pt" fo:background-color="#ffff00"/>
    </style:style>
    <style:style style:name="P8" style:family="paragraph" style:parent-style-name="Text_20_body">
      <style:paragraph-properties fo:line-height="150%"/>
      <style:text-properties style:font-name="Raleway1" fo:font-size="12pt" fo:font-weight="bold"/>
    </style:style>
    <style:style style:name="P9" style:family="paragraph" style:parent-style-name="Text_20_body">
      <style:paragraph-properties fo:line-height="150%"/>
    </style:style>
    <style:style style:name="P10" style:family="paragraph" style:parent-style-name="Text_20_body">
      <style:paragraph-properties fo:line-height="150%"/>
      <style:text-properties fo:background-color="#ffff00"/>
    </style:style>
    <style:style style:name="P11" style:family="paragraph" style:parent-style-name="Text_20_body">
      <style:paragraph-properties fo:margin-left="2.54cm" fo:margin-right="0cm" fo:line-height="150%" fo:text-indent="-0.635cm" style:auto-text-indent="false"/>
    </style:style>
    <style:style style:name="P12" style:family="paragraph" style:parent-style-name="Text_20_body">
      <style:paragraph-properties fo:margin-left="0cm" fo:margin-right="0cm" fo:margin-top="0.423cm" fo:margin-bottom="0.423cm" fo:line-height="150%" fo:text-indent="0cm" style:auto-text-indent="false"/>
    </style:style>
    <style:style style:name="P13" style:family="paragraph" style:parent-style-name="Text_20_body">
      <style:paragraph-properties fo:margin-left="1.27cm" fo:margin-right="0cm" fo:line-height="150%" fo:text-indent="-0.635cm" style:auto-text-indent="false"/>
    </style:style>
    <style:style style:name="P14" style:family="paragraph" style:parent-style-name="Text_20_body">
      <style:paragraph-properties fo:line-height="150%"/>
      <style:text-properties style:font-name="Raleway1" fo:font-size="12pt" fo:background-color="#ffff00"/>
    </style:style>
    <style:style style:name="P15" style:family="paragraph" style:parent-style-name="Text_20_body">
      <style:paragraph-properties fo:line-height="150%"/>
      <style:text-properties style:font-name="Raleway1" fo:font-size="12pt" fo:font-weight="bold" fo:background-color="#ffff00"/>
    </style:style>
    <style:style style:name="P16" style:family="paragraph" style:parent-style-name="Text_20_body">
      <style:paragraph-properties fo:line-height="150%"/>
    </style:style>
    <style:style style:name="P17" style:family="paragraph" style:parent-style-name="Text_20_body" style:list-style-name="L1">
      <style:paragraph-properties fo:margin-top="0cm" fo:margin-bottom="0.247cm" fo:line-height="150%"/>
    </style:style>
    <style:style style:name="P18" style:family="paragraph" style:parent-style-name="Text_20_body" style:list-style-name="L2">
      <style:paragraph-properties fo:margin-top="0cm" fo:margin-bottom="0.247cm" fo:line-height="150%"/>
    </style:style>
    <style:style style:name="P19" style:family="paragraph" style:parent-style-name="Text_20_body" style:list-style-name="L2">
      <style:paragraph-properties fo:margin-top="0cm" fo:margin-bottom="0.247cm" fo:line-height="150%"/>
      <style:text-properties fo:color="#000000" style:font-name="Raleway1" fo:font-size="12pt"/>
    </style:style>
    <style:style style:name="P20" style:family="paragraph" style:parent-style-name="Text_20_body" style:list-style-name="L4">
      <style:paragraph-properties fo:margin-top="0cm" fo:margin-bottom="0.247cm" fo:line-height="115%"/>
      <style:text-properties fo:color="#000000" style:font-name="Raleway1" fo:font-size="12pt"/>
    </style:style>
    <style:style style:name="P21" style:family="paragraph" style:parent-style-name="Text_20_body" style:list-style-name="L3">
      <style:paragraph-properties fo:margin-top="0cm" fo:margin-bottom="0.247cm" fo:line-height="115%"/>
    </style:style>
    <style:style style:name="P22" style:family="paragraph" style:parent-style-name="Text_20_body">
      <style:paragraph-properties fo:margin-left="1.27cm" fo:margin-right="0cm" fo:line-height="150%" fo:text-indent="-0.635cm" style:auto-text-indent="false"/>
    </style:style>
    <style:style style:name="P23" style:family="paragraph" style:parent-style-name="Heading_20_1">
      <style:text-properties fo:color="#2ec65c" style:font-name="Raleway" fo:font-size="24pt" style:font-name-asian="Raleway" style:font-size-asian="24pt" style:font-name-complex="Raleway" style:font-size-complex="24pt"/>
    </style:style>
    <style:style style:name="P24" style:family="paragraph" style:parent-style-name="Heading_20_1">
      <style:paragraph-properties fo:margin-left="-0.159cm" fo:margin-right="0cm" fo:margin-top="0cm" fo:margin-bottom="0.353cm" fo:text-indent="0cm" style:auto-text-indent="false">
        <style:tab-stops/>
      </style:paragraph-properties>
    </style:style>
    <style:style style:name="P25" style:family="paragraph" style:parent-style-name="Heading_20_2">
      <style:paragraph-properties fo:margin-top="0cm" fo:margin-bottom="0cm"/>
    </style:style>
    <style:style style:name="P26" style:family="paragraph" style:parent-style-name="Heading_20_2">
      <style:paragraph-properties fo:line-height="150%"/>
      <style:text-properties fo:color="#139d3d" style:font-name="Raleway1" fo:font-weight="bold"/>
    </style:style>
    <style:style style:name="P27" style:family="paragraph" style:parent-style-name="Heading_20_3" style:master-page-name="MP0">
      <style:paragraph-properties fo:margin-top="0.494cm" fo:margin-bottom="0cm" fo:line-height="150%" fo:keep-together="auto" style:page-number="1" fo:break-before="page" fo:keep-with-next="auto"/>
    </style:style>
    <style:style style:name="P28" style:family="paragraph" style:parent-style-name="Heading_20_4" style:master-page-name="">
      <style:paragraph-properties fo:line-height="150%" style:page-number="auto" fo:break-before="auto" fo:break-after="auto" fo:keep-with-next="auto"/>
    </style:style>
    <style:style style:name="P29" style:family="paragraph" style:parent-style-name="Heading_20_4" style:master-page-name="">
      <style:paragraph-properties fo:line-height="150%" style:page-number="auto" fo:break-before="auto" fo:break-after="auto" fo:keep-with-next="auto"/>
      <style:text-properties fo:color="#139d3d"/>
    </style:style>
    <style:style style:name="P30" style:family="paragraph" style:parent-style-name="Heading_20_4" style:master-page-name="">
      <style:paragraph-properties fo:line-height="150%" style:page-number="auto" fo:break-before="auto" fo:break-after="auto" fo:keep-with-next="auto"/>
      <style:text-properties fo:color="#139d3d" style:font-name="Raleway1" fo:font-weight="bold"/>
    </style:style>
    <style:style style:name="P31" style:family="paragraph" style:parent-style-name="Heading_20_4" style:master-page-name="">
      <style:paragraph-properties fo:line-height="150%" style:page-number="auto" fo:break-before="auto" fo:break-after="auto" fo:keep-with-next="auto"/>
      <style:text-properties style:font-name="Raleway1" fo:font-style="italic"/>
    </style:style>
    <style:style style:name="T1"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T2" style:family="text">
      <style:text-properties fo:color="#1155cc" style:font-name="Raleway1" fo:font-style="italic"/>
    </style:style>
    <style:style style:name="T3" style:family="text">
      <style:text-properties fo:color="#1155cc" style:font-name="Raleway1" fo:font-size="12pt" fo:font-style="italic"/>
    </style:style>
    <style:style style:name="T4" style:family="text">
      <style:text-properties fo:color="#139d3d" style:font-name="Raleway" fo:font-size="28pt" fo:font-weight="bold" style:font-name-asian="Raleway" style:font-size-asian="28pt" style:font-weight-asian="bold" style:font-name-complex="Raleway" style:font-size-complex="28pt"/>
    </style:style>
    <style:style style:name="T5" style:family="text">
      <style:text-properties fo:color="#139d3d" style:font-name="Raleway" fo:font-size="28pt" style:font-name-asian="Raleway" style:font-size-asian="28pt" style:font-name-complex="Raleway" style:font-size-complex="28pt"/>
    </style:style>
    <style:style style:name="T6" style:family="text">
      <style:text-properties style:language-asian="en" style:country-asian="GB" style:language-complex="ar" style:country-complex="SA"/>
    </style:style>
    <style:style style:name="T7" style:family="text">
      <style:text-properties fo:color="#000000"/>
    </style:style>
    <style:style style:name="T8" style:family="text">
      <style:text-properties fo:color="#000000" style:font-name="Raleway1"/>
    </style:style>
    <style:style style:name="T9" style:family="text">
      <style:text-properties fo:color="#000000" style:font-name="Raleway1" fo:font-size="13pt" fo:font-weight="bold" style:font-name-asian="Raleway" style:font-size-asian="13pt" style:font-weight-asian="bold" style:font-name-complex="Raleway" style:font-size-complex="13pt"/>
    </style:style>
    <style:style style:name="T10" style:family="text">
      <style:text-properties fo:color="#000000" style:font-name="Raleway1" fo:font-style="italic"/>
    </style:style>
    <style:style style:name="T11" style:family="text">
      <style:text-properties fo:color="#000000" style:font-name="Raleway1" fo:font-size="12pt"/>
    </style:style>
    <style:style style:name="T12" style:family="text">
      <style:text-properties fo:color="#000000" style:font-name="Raleway1" fo:font-size="12pt" fo:font-weight="bold"/>
    </style:style>
    <style:style style:name="T13" style:family="text">
      <style:text-properties fo:color="#000000" style:font-name="Raleway1" fo:font-size="12pt" fo:font-style="italic"/>
    </style:style>
    <style:style style:name="T14" style:family="text">
      <style:text-properties fo:color="#0000ff"/>
    </style:style>
    <style:style style:name="T15" style:family="text">
      <style:text-properties fo:color="#0000ff" style:text-line-through-style="none" style:font-name="Raleway1" fo:font-size="12pt" style:text-underline-style="none" style:text-blinking="false"/>
    </style:style>
    <style:style style:name="T16" style:family="text">
      <style:text-properties fo:color="#0000ff" style:font-name="Raleway1" fo:font-size="12pt"/>
    </style:style>
    <style:style style:name="T17" style:family="text">
      <style:text-properties style:font-name="Raleway1" fo:font-style="italic" fo:font-weight="bold"/>
    </style:style>
    <style:style style:name="T18" style:family="text">
      <style:text-properties style:font-name="Raleway1" fo:font-size="12pt"/>
    </style:style>
    <style:style style:name="T19" style:family="text">
      <style:text-properties style:font-name="Raleway1" fo:font-size="12pt" fo:font-style="italic"/>
    </style:style>
    <style:style style:name="T20" style:family="text">
      <style:text-properties style:font-name="Raleway1" fo:font-size="12pt" fo:font-style="italic" fo:font-weight="bold"/>
    </style:style>
    <style:style style:name="T21" style:family="text">
      <style:text-properties style:font-name="Raleway1" fo:font-size="12pt" fo:background-color="#ffff00"/>
    </style:style>
    <style:style style:name="T22" style:family="text">
      <style:text-properties fo:font-weight="bold"/>
    </style:style>
    <style:style style:name="T23" style:family="text">
      <style:text-properties style:text-line-through-style="none" style:text-underline-style="none" style:text-blinking="false"/>
    </style:style>
    <style:style style:name="T24" style:family="text">
      <style:text-properties fo:font-variant="normal" fo:text-transform="none" fo:color="#000000"/>
    </style:style>
    <style:style style:name="T25" style:family="text">
      <style:text-properties fo:font-variant="normal" fo:text-transform="none" fo:color="#000000" style:font-name="Raleway1"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text:bookmark text:name="_2238q3td4w4"/><text:span text:style-name="Default_20_Paragraph_20_Font"><text:span text:style-name="T9"><office:annotation><dc:date>2022-03-01T12:17:30</dc:date><text:p>&lt;!--[if !mso]&gt;</text:p><text:p>&lt;style&gt;</text:p><text:p>v\:* {behavior:url(#default#VML);}</text:p><text:p>o\:* {behavior:url(#default#VML);}</text:p><text:p>w\:* {behavior:url(#default#VML);}</text:p><text:p>.shape {behavior:url(#default#VML);}</text:p><text:p>&lt;/style&gt;</text:p><text:p>&lt;![endif]--&gt;</text:p></office:annotation></text:span></text:span><text:span text:style-name="Default_20_Paragraph_20_Font"><text:span text:style-name="T9"><office:annotation><dc:date>2022-03-01T12:17:30</dc:date><text:p>&lt;!--[if gte mso 9]&gt;&lt;xml&gt;</text:p><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9"><office:annotation><dc:date>2022-03-01T12:17:30</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text:span></text:span><text:span text:style-name="Default_20_Paragraph_20_Font"><text:span text:style-name="T9"><office:annotation><dc:date>2022-03-01T12:17:30</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line-height:115%;</text:p><text:p><text:tab/>mso-pagination:widow-orphan;</text:p><text:p><text:tab/>font-size:11.0pt;</text:p><text:p><text:tab/>font-family:"Arial",sans-serif;}</text:p><text:p>&lt;/style&gt;</text:p><text:p>&lt;![endif]--&gt;</text:p></office:annotation></text:span></text:span><text:span text:style-name="Default_20_Paragraph_20_Font"><text:span text:style-name="T9"><office:annotation><dc:date>2022-03-01T12:17:30</dc:date><text:p>&lt;!--StartFragment--&gt;</text:p></office:annotation></text:span></text:span><text:span text:style-name="Default_20_Paragraph_20_Font"><text:span text:style-name="T9">Call for application to join the next cohort of OLS Open Seeds</text:span></text:span></text:h>
      <text:h text:style-name="P28" text:outline-level="4"><text:bookmark text:name="_dp9d94mhhuvb"/><text:span text:style-name="T10">For any further questions, please email: </text:span><text:a xlink:type="simple" xlink:href="mailto:team@openlifesci.org" text:style-name="Internet_20_link" text:visited-style-name="Visited_20_Internet_20_Link"><text:span text:style-name="T2">team@openlifesci.org</text:span></text:a><text:span text:style-name="T17">.</text:span></text:h>
      <text:p text:style-name="Text_20_body"> </text:p>
      <text:p text:style-name="P3">Table of Content</text:p>
      <text:p text:style-name="Text_20_body"> </text:p>
      <text:p text:style-name="P2"><text:span text:style-name="T15"><office:annotation><dc:date>2022-03-01T12:17:30</dc:date><text:p>&lt;!--[if supportFields]&gt;&lt;span style='mso-element:field-begin'&gt;&lt;/span&gt;&lt;span</text:p><text:p><text:s/>style='mso-spacerun:yes'&gt; &lt;/span&gt;TOC \h \u \z &lt;span style='mso-element:field-separator'&gt;&lt;/span&gt;&lt;![endif]--&gt;</text:p></office:annotation></text:span><text:a xlink:type="simple" xlink:href="#_pbscxre5f0l" text:style-name="Internet_20_link" text:visited-style-name="Visited_20_Internet_20_Link">Step 1: Register in Open Review</text:a><text:span text:style-name="T14">                                                                                   </text:span><text:span text:style-name="T14"><office:annotation><dc:date>2022-03-01T12:17:30</dc:date><text:p>&lt;!--[if supportFields]&gt;&lt;span</text:p><text:p><text:s/>style='mso-element:field-begin'&gt;&lt;/span&gt; PAGEREF _pbscxre5f0l \h &lt;span</text:p><text:p><text:s/>style='mso-element:field-separator'&gt;&lt;/span&gt;&lt;![endif]--&gt;</text:p></office:annotation></text:span><text:span text:style-name="T14"> </text:span><text:span text:style-name="T16">1</text:span><text:span text:style-name="T16"><office:annotation><dc:date>2022-03-01T12:17:30</dc:date><text:p>&lt;!--[if gte mso 9]&gt;&lt;xml&gt;</text:p><text:p><text:s text:c="2"/>&lt;w:data&gt;08D0C9EA79F9BACE118C8200AA004BA90B02000000080000000D0000005F0070006200730063007800720065003500660030006C000000&lt;/w:data&gt;</text:p><text:p><text:s/>&lt;/xml&gt;&lt;![endif]--&gt;</text:p></office:annotation></text:span><text:span text:style-name="T16"><office:annotation><dc:date>2022-03-01T12:17:30</dc:date><text:p>&lt;!--[if supportFields]&gt;&lt;span style='mso-element:field-end'&gt;&lt;/span&gt;&lt;![endif]--&gt;</text:p></office:annotation></text:span></text:p>
      <text:p text:style-name="P2"><text:a xlink:type="simple" xlink:href="#_bvafi5hgu9tf" text:style-name="Internet_20_link" text:visited-style-name="Visited_20_Internet_20_Link"><text:span text:style-name="T15">Step 2: Template to prepare your application draft</text:span></text:a><text:span text:style-name="T14">                                                 </text:span><text:span text:style-name="T14"><office:annotation><dc:date>2022-03-01T12:17:30</dc:date><text:p>&lt;!--[if supportFields]&gt;&lt;span</text:p><text:p><text:s/>style='mso-element:field-begin'&gt;&lt;/span&gt; PAGEREF _bvafi5hgu9tf \h &lt;span</text:p><text:p><text:s/>style='mso-element:field-separator'&gt;&lt;/span&gt;&lt;![endif]--&gt;</text:p></office:annotation></text:span><text:span text:style-name="T14"> </text:span><text:span text:style-name="T16">2</text:span><text:span text:style-name="T16"><office:annotation><dc:date>2022-03-01T12:17:30</dc:date><text:p>&lt;!--[if gte mso 9]&gt;&lt;xml&gt;</text:p><text:p><text:s text:c="2"/>&lt;w:data&gt;08D0C9EA79F9BACE118C8200AA004BA90B02000000080000000E0000005F006200760061006600690035006800670075003900740066000000&lt;/w:data&gt;</text:p><text:p><text:s/>&lt;/xml&gt;&lt;![endif]--&gt;</text:p></office:annotation></text:span><text:span text:style-name="T16"><office:annotation><dc:date>2022-03-01T12:17:30</dc:date><text:p>&lt;!--[if supportFields]&gt;&lt;span style='mso-element:field-end'&gt;&lt;/span&gt;&lt;![endif]--&gt;</text:p></office:annotation></text:span></text:p>
      <text:p text:style-name="P2"><text:a xlink:type="simple" xlink:href="#_6zzjv6oz3144" text:style-name="Internet_20_link" text:visited-style-name="Visited_20_Internet_20_Link"><text:span text:style-name="T15">Step 3: Submit your application via the Open Review form</text:span></text:a><text:span text:style-name="T14">                                   </text:span><text:span text:style-name="T14"><office:annotation><dc:date>2022-03-01T12:17:30</dc:date><text:p>&lt;!--[if supportFields]&gt;&lt;span</text:p><text:p><text:s/>style='mso-element:field-begin'&gt;&lt;/span&gt; PAGEREF _6zzjv6oz3144 \h &lt;span</text:p><text:p><text:s/>style='mso-element:field-separator'&gt;&lt;/span&gt;&lt;![endif]--&gt;</text:p></office:annotation></text:span><text:span text:style-name="T14"> </text:span><text:span text:style-name="T16">7</text:span><text:span text:style-name="T16"><office:annotation><dc:date>2022-03-01T12:17:30</dc:date><text:p>&lt;!--[if gte mso 9]&gt;&lt;xml&gt;</text:p><text:p><text:s text:c="2"/>&lt;w:data&gt;08D0C9EA79F9BACE118C8200AA004BA90B02000000080000000E0000005F0036007A007A006A00760036006F007A0033003100340034000000&lt;/w:data&gt;</text:p><text:p><text:s/>&lt;/xml&gt;&lt;![endif]--&gt;</text:p></office:annotation></text:span><text:span text:style-name="T16"><office:annotation><dc:date>2022-03-01T12:17:30</dc:date><text:p>&lt;!--[if supportFields]&gt;&lt;span style='mso-element:field-end'&gt;&lt;/span&gt;&lt;![endif]--&gt;</text:p></office:annotation></text:span><text:span text:style-name="T16"><office:annotation><dc:date>2022-03-01T12:17:30</dc:date><text:p>&lt;!--[if supportFields]&gt;&lt;span</text:p><text:p><text:s/>style='mso-element:field-end'&gt;&lt;/span&gt;&lt;![endif]--&gt;</text:p></office:annotation></text:span></text:p>
      <text:h text:style-name="P26" text:outline-level="2"><text:bookmark text:name="_pbscxre5f0l"/>Step 1: Register in Open Review</text:h>
      <text:p text:style-name="P4">Please create your profile minimum 5 days before the application deadline so any technical problem can be addressed by either the OLS or Open Review team.</text:p>
      <text:p text:style-name="Text_20_body"> </text:p>
      <text:list xml:id="list2126904975953771126" text:style-name="L1">
        <text:list-item>
          <text:p text:style-name="P17"><text:span text:style-name="T11">Add your name and email</text:span> </text:p>
        </text:list-item>
        <text:list-item>
          <text:p text:style-name="P17"><text:span text:style-name="T11">Click the confirmation link in your email</text:span> </text:p>
        </text:list-item>
        <text:list-item>
          <text:p text:style-name="P17"><text:span text:style-name="T11">Set up your profile by adding the following </text:span><text:span text:style-name="T12">minimum information</text:span> </text:p>
        </text:list-item>
      </text:list>
      <text:p text:style-name="P11"><text:span text:style-name="T7">○</text:span><text:span text:style-name="T24">      </text:span><text:span text:style-name="T18">Personal link (Add any one link from Twitter/GitHub/Website)</text:span><text:span text:style-name="T18"><office:annotation><dc:date>2022-03-01T12:17:30</dc:date><text:p>&lt;!--[if gte vml 1]&gt;&lt;v:shapetype id="_x0000_t75" coordsize="21600,21600"</text:p><text:p><text:s/>o:spt="75" o:preferrelative="t" path="m@4@5l@4@11@9@11@9@5xe" filled="f"</text:p><text:p><text:s/>stroked="f"&gt;</text:p><text:p><text:s/>&lt;v:stroke joinstyle="miter"/&gt;</text:p><text:p><text:s/>&lt;v:formulas&gt;</text:p><text:p><text:s text:c="2"/>&lt;v:f eqn="if lineDrawn pixelLineWidth 0"/&gt;</text:p><text:p><text:s text:c="2"/>&lt;v:f eqn="sum @0 1 0"/&gt;</text:p><text:p><text:s text:c="2"/>&lt;v:f eqn="sum 0 0 @1"/&gt;</text:p><text:p><text:s text:c="2"/>&lt;v:f eqn="prod @2 1 2"/&gt;</text:p><text:p><text:s text:c="2"/>&lt;v:f eqn="prod @3 21600 pixelWidth"/&gt;</text:p><text:p><text:s text:c="2"/>&lt;v:f eqn="prod @3 21600 pixelHeight"/&gt;</text:p><text:p><text:s text:c="2"/>&lt;v:f eqn="sum @0 0 1"/&gt;</text:p><text:p><text:s text:c="2"/>&lt;v:f eqn="prod @6 1 2"/&gt;</text:p><text:p><text:s text:c="2"/>&lt;v:f eqn="prod @7 21600 pixelWidth"/&gt;</text:p><text:p><text:s text:c="2"/>&lt;v:f eqn="sum @8 21600 0"/&gt;</text:p><text:p><text:s text:c="2"/>&lt;v:f eqn="prod @7 21600 pixelHeight"/&gt;</text:p><text:p><text:s text:c="2"/>&lt;v:f eqn="sum @10 21600 0"/&gt;</text:p><text:p><text:s/>&lt;/v:formulas&gt;</text:p><text:p><text:s/>&lt;v:path o:extrusionok="f" gradientshapeok="t" o:connecttype="rect"/&gt;</text:p><text:p><text:s/>&lt;o:lock v:ext="edit" aspectratio="t"/&gt;</text:p><text:p>&lt;/v:shapetype&gt;&lt;v:shape id="image2.png" o:spid="_x0000_i1029" type="#_x0000_t75"</text:p><text:p><text:s/>style='width:403pt;height:61pt;visibility:visible;mso-wrap-style:square'&gt;</text:p><text:p><text:s/>&lt;v:imagedata src="file:////Users/yoyehudi/Library/Group%20Containers/UBF8T346G9.Office/TemporaryItems/msohtmlclip/clip_image001.png"</text:p><text:p><text:s text:c="2"/>o:title=""/&gt;</text:p><text:p>&lt;/v:shape&gt;&lt;![endif]--&gt;</text:p></office:annotation></text:span><text:span text:style-name="T18"> </text:span></text:p>
      <text:p text:style-name="P11"><text:span text:style-name="T7">○</text:span><text:span text:style-name="T24">      </text:span><text:span text:style-name="T18">Add the current position, start date (skip the end date to indicate your present role), institute domain (like “openlifesci.org”) and your institution name</text:span><text:span text:style-name="T18"><office:annotation><dc:date>2022-03-01T12:17:30</dc:date><text:p>&lt;!--[if gte vml 1]&gt;&lt;v:shape id="image4.png" o:spid="_x0000_i1028"</text:p><text:p><text:s/>type="#_x0000_t75" style='width:412pt;height:51pt;visibility:visible;</text:p><text:p><text:s/>mso-wrap-style:square'&gt;</text:p><text:p><text:s/>&lt;v:imagedata src="file:////Users/yoyehudi/Library/Group%20Containers/UBF8T346G9.Office/TemporaryItems/msohtmlclip/clip_image003.png"</text:p><text:p><text:s text:c="2"/>o:title=""/&gt;</text:p><text:p>&lt;/v:shape&gt;&lt;![endif]--&gt;</text:p></office:annotation></text:span><text:span text:style-name="T18"> </text:span></text:p>
      <text:list xml:id="list4176009398292837239" text:style-name="L2">
        <text:list-item>
          <text:p text:style-name="P19">You can optionally add other details, but they are not necessary for your application </text:p>
        </text:list-item>
        <text:list-item>
          <text:p text:style-name="P18"><text:span text:style-name="T11">You will receive an email saying “</text:span><text:span text:style-name="T13">Your OpenReview profile has been </text:span><text:soft-page-break/><text:span text:style-name="T13">successfully created. Please allow up to 12 hours before the profile is activated.” </text:span><text:span text:style-name="T11">(</text:span><text:span text:style-name="T12">it takes only a few hours before a profile is activated</text:span><text:span text:style-name="T11">)</text:span> </text:p>
        </text:list-item>
        <text:list-item>
          <text:p text:style-name="P18"><text:span text:style-name="T11">While you wait for a confirmation, you can start drafting your application locally using the template provided below</text:span> </text:p>
        </text:list-item>
      </text:list>
      <text:h text:style-name="P26" text:outline-level="2" text:is-list-header="true"><text:bookmark text:name="_bvafi5hgu9tf"/>Step 2: Template to prepare your application draft</text:h>
      <text:p text:style-name="P12"><text:span text:style-name="T20">*</text:span> <text:span text:style-name="T19">denotes a required field</text:span></text:p>
      <text:p text:style-name="P5">*<text:span text:style-name="T22">Title</text:span></text:p>
      <text:p text:style-name="P6">Project Name. Please note that your project doesn’t have to be technical — it can be a curriculum (open educational resource), an open data project, documentation or report, an open source software project, open publication, community building, team culture movements, or anything else that supports openness in research communities, have something to work on (a feature, module, or minimum viable product) during the program and allows and welcomes contributions by others. Whether your project is just an idea at this stage or something that’s been running for years, all applications are welcome.</text:p>
      <text:p text:style-name="P7">&lt;your answer&gt;</text:p>
      <text:p text:style-name="P9"> </text:p>
      <text:p text:style-name="P8">TL;DR</text:p>
      <text:p text:style-name="P6">"Too Long; Didn't Read": a short sentence describing your proposal</text:p>
      <text:p text:style-name="P7">&lt;your answer&gt;</text:p>
      <text:p text:style-name="P9"> </text:p>
      <text:p text:style-name="P8">*Authors</text:p>
      <text:p text:style-name="P6"><text:soft-page-break/>Search author profile by first, middle and last name or email address. If the profile is not found, you can add the author by completing first, middle, and last names as well as the author email address.</text:p>
      <text:p text:style-name="P7">&lt;your answer&gt;</text:p>
      <text:p text:style-name="P10"> </text:p>
      <text:p text:style-name="P8">*Country</text:p>
      <text:p text:style-name="P6">Country of residence. Comma-separated list of countries, if different for different authors.</text:p>
      <text:p text:style-name="P7">&lt;your answer&gt;</text:p>
      <text:p text:style-name="P9"> </text:p>
      <text:p text:style-name="P8">*Affiliation</text:p>
      <text:p text:style-name="P6">Please provide the affiliation under which your project will be developed. Comma-separated list of affiliation, if different for different authors.</text:p>
      <text:p text:style-name="P7">&lt;your answer&gt;</text:p>
      <text:p text:style-name="P10"> </text:p>
      <text:p text:style-name="P8">Pronouns</text:p>
      <text:p text:style-name="P6">Please share preferred pronouns (optional). Comma-separated list of pronouns, if different for different authors.</text:p>
      <text:p text:style-name="P7">&lt;your answer&gt;</text:p>
      <text:p text:style-name="P9"> </text:p>
      <text:p text:style-name="P8">Keywords</text:p>
      <text:p text:style-name="P6">Comma-separated list of keywords that best describe the research and interest areas of your project.</text:p>
      <text:p text:style-name="P7"><text:soft-page-break/>&lt;your answer&gt;</text:p>
      <text:p text:style-name="P9"> </text:p>
      <text:p text:style-name="P8">*Project</text:p>
      <text:p text:style-name="P9"><text:span text:style-name="T19">Describe your project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lt;your answer&gt;</text:p>
      <text:p text:style-name="P9"> </text:p>
      <text:p text:style-name="P8">*Problem</text:p>
      <text:p text:style-name="P9"><text:span text:style-name="T19">What problem(s) are you solving with this project? Please describe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lt;your answer&gt;</text:p>
      <text:p text:style-name="P10"> </text:p>
      <text:p text:style-name="P8">*Achievements</text:p>
      <text:p text:style-name="P9"><text:span text:style-name="T19">What concrete achievements do you want to accomplish during the OLS program? Please describe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lt;your answer&gt;</text:p>
      <text:p text:style-name="P9"> </text:p>
      <text:p text:style-name="P8">*Status</text:p>
      <text:p text:style-name="P6">What is the current status of your project or work? <text:span text:style-name="T22">Choose one option</text:span></text:p>
      <text:p text:style-name="P9"> </text:p>
      <text:p text:style-name="P13"><text:span text:style-name="T7">●</text:span><text:span text:style-name="T24">      </text:span><text:span text:style-name="T18">I have a great idea</text:span></text:p>
      <text:p text:style-name="P13"><text:soft-page-break/><text:span text:style-name="T7">●</text:span><text:span text:style-name="T24">      </text:span><text:span text:style-name="T18">Working towards a first prototype</text:span></text:p>
      <text:p text:style-name="P13"><text:span text:style-name="T7">●</text:span><text:span text:style-name="T24">      </text:span><text:span text:style-name="T18">Just launched first prototype</text:span></text:p>
      <text:p text:style-name="P13"><text:span text:style-name="T7">●</text:span><text:span text:style-name="T24">      </text:span><text:span text:style-name="T18">Working on new release/feature on an existing prototype</text:span></text:p>
      <text:p text:style-name="P13"><text:span text:style-name="T7">●</text:span><text:span text:style-name="T24">      </text:span><text:span text:style-name="T18">Maintaining work on an existing prototype</text:span></text:p>
      <text:p text:style-name="P9"> </text:p>
      <text:p text:style-name="P8">*Goal</text:p>
      <text:p text:style-name="P6">Where would you like to be after the OLS program? <text:span text:style-name="T22">Choose one option</text:span></text:p>
      <text:p text:style-name="P13"><text:span text:style-name="T7">●</text:span><text:span text:style-name="T24">      </text:span><text:span text:style-name="T18">I have a great idea</text:span></text:p>
      <text:p text:style-name="P13"><text:span text:style-name="T7">●</text:span><text:span text:style-name="T24">      </text:span><text:span text:style-name="T18">Working towards a first prototype</text:span></text:p>
      <text:p text:style-name="P13"><text:span text:style-name="T7">●</text:span><text:span text:style-name="T24">      </text:span><text:span text:style-name="T18">Just launched first prototype</text:span></text:p>
      <text:p text:style-name="P13"><text:span text:style-name="T7">●</text:span><text:span text:style-name="T24">      </text:span><text:span text:style-name="T18">Working on new release/feature on an existing prototype</text:span></text:p>
      <text:p text:style-name="P13"><text:span text:style-name="T7">●</text:span><text:span text:style-name="T24">      </text:span><text:span text:style-name="T18">Maintaining work on an existing prototype</text:span></text:p>
      <text:p text:style-name="P9"> </text:p>
      <text:p text:style-name="P8">*Open</text:p>
      <text:p text:style-name="P9"><text:span text:style-name="T19">What inspires you to work openly in research? Please respond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lt;your answer&gt;</text:p>
      <text:p text:style-name="P9"> </text:p>
      <text:p text:style-name="P8">*Challenges</text:p>
      <text:p text:style-name="P9"><text:span text:style-name="T19">What challenges have you faced in working in open science? Please respond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text:soft-page-break/>&lt;your answer&gt;</text:p>
      <text:p text:style-name="P9"> </text:p>
      <text:p text:style-name="P8">*Learning</text:p>
      <text:p text:style-name="P9"><text:span text:style-name="T19">What are your learning goals in the Open Life Science program? Please respond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lt;your answer&gt;</text:p>
      <text:p text:style-name="P7"/>
      <text:p text:style-name="P15"><office:annotation><dc:date>2023-06-02T16:39:3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GB&lt;/w:LidThemeOther&gt;</text:p><text:p><text:s text:c="2"/>&lt;w:LidThemeAsian&gt;X-NONE&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w:DoNotOptimizeForBrowser/&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23-06-02T16:39:36</dc:date><text:p>&lt;!--[if gte mso 9]&gt;&lt;xml&gt;</text:p><text:p><text:s/>&lt;w:LatentStyles DefLockedState="false" DefUnhideWhenUsed="false"</text:p><text:p><text:s text:c="2"/>DefSemiHidden="false" DefQFormat="false" DefPriority="99"</text:p><text:p><text:s text:c="2"/>LatentStyleCount="376"&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 text:c="2"/>&lt;w:LsdException Locked="false" SemiHidden="true" UnhideWhenUsed="true"</text:p><text:p><text:s text:c="3"/>Name="Smart Link"/&gt;</text:p><text:p><text:s/>&lt;/w:LatentStyles&gt;</text:p><text:p>&lt;/xml&gt;&lt;![endif]--&gt;</text:p></office:annotation><office:annotation><dc:date>2023-06-02T16:39:36</dc:date><text:p>&lt;!--[if gte mso 10]&gt;</text:p><text:p>&lt;style&gt;</text:p><text:p><text:s/>/* Style Definitions */</text:p><text:p><text:s/>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line-height:115%;</text:p><text:p><text:tab/>mso-pagination:widow-orphan;</text:p><text:p><text:tab/>font-size:11.0pt;</text:p><text:p><text:tab/>font-family:"Arial",sans-serif;}</text:p><text:p>&lt;/style&gt;</text:p><text:p>&lt;![endif]--&gt;</text:p></office:annotation><office:annotation><dc:date>2023-06-02T16:39:36</dc:date><text:p>&lt;!--StartFragment--&gt;</text:p></office:annotation>*Community</text:p>
      <text:p text:style-name="P9"><text:span text:style-name="T19">What community are you working with (or have worked with in the past)? And what is your experience working with this community? (Please note this could be any type of community, from an academic one to a neighborhood one.) What role or roles have you had as part of this community? And what have you liked and disliked about the process? If you haven't worked with any community, tell us what interests you about being part of a community. (Up to 6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9"><text:span text:style-name="T21">&lt;your answer&gt;</text:span></text:p>
      <text:p text:style-name="P9"> </text:p>
      <text:p text:style-name="P8">*Mentor</text:p>
      <text:p text:style-name="P9"><text:span text:style-name="T19">What do you expect from a mentor? Please respond in a maximum of 200 words. You can use MarkDown formatting (see:</text:span><text:a xlink:type="simple" xlink:href="https://commonmark.org/help/" text:style-name="Internet_20_link" text:visited-style-name="Visited_20_Internet_20_Link"><text:span text:style-name="T23"> </text:span></text:a><text:a xlink:type="simple" xlink:href="https://commonmark.org/help/" text:style-name="Internet_20_link" text:visited-style-name="Visited_20_Internet_20_Link"><text:span text:style-name="T3">https://commonmark.org/help/</text:span></text:a><text:span text:style-name="T19">).</text:span></text:p>
      <text:p text:style-name="P7">&lt;your answer&gt;</text:p>
      <text:p text:style-name="P9"> </text:p>
      <text:p text:style-name="P8">*Other OLS applications</text:p>
      <text:p text:style-name="P6"><text:soft-page-break/>Have you applied to OLS before, or are you applying as an author on more than one project in this round of applications? If yes, please share the project name and which round(s) you applied to OLS in, e.g. "OLS-5, Open Science Writing Guide".</text:p>
      <text:p text:style-name="P7">&lt;your answer&gt;</text:p>
      <text:p text:style-name="P9"> </text:p>
      <text:p text:style-name="P8">*Accessibility</text:p>
      <text:p text:style-name="P6">The OLS team aims to create as inclusive an environment as possible for everyone. To help us prepare effectively, please let us know if there is anything we can do to facilitate your participation. This might include sign interpreters for video calls, alternative format materials, or something else. We will provide real-time captioning using otter.ai and/or Google Slides by default. This information will not be shared with application reviewers, and will not affect whether or not you are accepted to the program.</text:p>
      <text:p text:style-name="P7">&lt;your answer&gt;</text:p>
      <text:p text:style-name="P10"> </text:p>
      <text:p text:style-name="P8">*Language</text:p>
      <text:p text:style-name="P6">What spoken language do you prefer for your mentoring calls?</text:p>
      <text:p text:style-name="P7">&lt;your answer&gt;</text:p>
      <text:p text:style-name="P9"> </text:p>
      <text:p text:style-name="P8">*Scheme</text:p>
      <text:p text:style-name="P6">Are you affiliated with any of these organisations? <text:span text:style-name="T22">Choose one option</text:span></text:p>
      <text:p text:style-name="P13"><text:span text:style-name="T7">●</text:span><text:span text:style-name="T24">      </text:span><text:span text:style-name="T18">EOSC-Life</text:span></text:p>
      <text:p text:style-name="P13"><text:span text:style-name="T7">●</text:span><text:span text:style-name="T24">      </text:span><text:span text:style-name="T18">The Turing Way/The Alan Turing Institute</text:span></text:p>
      <text:p text:style-name="P13"><text:span text:style-name="T11">●</text:span><text:span text:style-name="T25">      </text:span><text:span text:style-name="T18">TU Delft - Faculty of Applied Sciences</text:span></text:p>
      <text:p text:style-name="P13"><text:soft-page-break/><text:span text:style-name="T11">●</text:span><text:span text:style-name="T25">      VU Amsterdam</text:span></text:p>
      <text:p text:style-name="P13"><text:span text:style-name="T7">●</text:span><text:span text:style-name="T24">      </text:span><text:span text:style-name="T8">CZI</text:span></text:p>
      <text:p text:style-name="P13"><text:span text:style-name="T7">●</text:span><text:span text:style-name="T24">      </text:span><text:span text:style-name="T18">Not sure</text:span></text:p>
      <text:p text:style-name="P13"><text:span text:style-name="T7">●</text:span><text:span text:style-name="T24">      </text:span><text:span text:style-name="T18">None</text:span></text:p>
      <text:p text:style-name="P9"> </text:p>
      <text:h text:style-name="P26" text:outline-level="2"><text:bookmark text:name="_6zzjv6oz3144"/>Step 3: Submit your application via the Open Review form</text:h>
      <text:list xml:id="list8132113014010130938" text:style-name="L3">
        <text:list-item>
          <text:p text:style-name="P21"><text:span text:style-name="T11">Visit the submission page: </text:span><text:a xlink:type="simple" xlink:href="https://openreview.net/group?id=openlifesci.org/Open_Life_Science/2022/Cohort_5" text:style-name="Internet_20_link" text:visited-style-name="Visited_20_Internet_20_Link">https://openreview.net/group?id=openlifesci.org/Open_Life_Science/2023/Cohort_</text:a><text:span text:style-name="T8">8</text:span></text:p>
        </text:list-item>
        <text:list-item>
          <text:p text:style-name="P21"><text:span text:style-name="T11">Click the “</text:span><text:span text:style-name="T12">OLS Open Seeds 2023 Cohort Submission</text:span><text:span text:style-name="T11">” link</text:span> </text:p>
        </text:list-item>
        <text:list-item>
          <text:p text:style-name="P21"><text:span text:style-name="T11">Transfer the content from your draft application to the Open Review form</text:span> <office:annotation><dc:date>2022-03-01T12:17:30</dc:date><text:p>&lt;!--[if gte vml 1]&gt;&lt;v:shape</text:p><text:p><text:s/>id="Picture_x0020_5" o:spid="_x0000_i1027" type="#_x0000_t75" style='width:452pt;</text:p><text:p><text:s/>height:44pt;visibility:visible;mso-wrap-style:square'&gt;</text:p><text:p><text:s/>&lt;v:imagedata src="file:////Users/yoyehudi/Library/Group%20Containers/UBF8T346G9.Office/TemporaryItems/msohtmlclip/clip_image005.png"</text:p><text:p><text:s text:c="2"/>o:title=""/&gt;</text:p><text:p>&lt;/v:shape&gt;&lt;![endif]--&gt;</text:p></office:annotation> <office:annotation><dc:date>2022-03-01T12:17:30</dc:date><text:p>&lt;!--[if gte vml 1]&gt;&lt;v:shape id="image3.png" o:spid="_x0000_i1026"</text:p><text:p><text:s/>type="#_x0000_t75" style='width:446pt;height:2in;visibility:visible;</text:p><text:p><text:s/>mso-wrap-style:square'&gt;</text:p><text:p><text:s/>&lt;v:imagedata src="file:////Users/yoyehudi/Library/Group%20Containers/UBF8T346G9.Office/TemporaryItems/msohtmlclip/clip_image007.png"</text:p><text:p><text:s text:c="2"/>o:title="" croptop="15240f" cropleft="1231f"/&gt;</text:p><text:p>&lt;/v:shape&gt;&lt;![endif]--&gt;</text:p></office:annotation></text:p>
        </text:list-item>
      </text:list>
      <text:list xml:id="list3329864790566724579" text:style-name="L4">
        <text:list-item>
          <text:p text:style-name="P20">When you’re ready, click “<text:span text:style-name="T22">submit</text:span>” </text:p>
        </text:list-item>
      </text:list>
      <text:h text:style-name="P29" text:outline-level="4" text:is-list-header="true"><text:bookmark text:name="_98jlt68ul3g8"/> </text:h>
      <text:h text:style-name="P30" text:outline-level="4"><text:bookmark text:name="_djxaapjqyyrs"/>All the best from the OLS team!</text:h>
      <text:h text:style-name="P31" text:outline-level="4"><text:bookmark text:name="_m3oc2vao3f76"/>License: CC BY 4.0, (OLS), 2023</text:h>
      <text:h text:style-name="P28" text:outline-level="4"><text:bookmark text:name="_6nttotgev0vr"/> </text:h>
      <text:p text:style-name="Text_20_body"><office:annotation><dc:date>2022-03-01T12:17:30</dc:date><text:p>&lt;!--EndFragment--&gt;</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Raleway1" svg:font-family="Raleway"/>
    <style:font-face style:name=".AppleSystemUIFont" svg:font-family=".AppleSystemUIFont" style:font-family-generic="swis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aleway" svg:font-family="Raleway"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n" fo:country="GB"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nux Libertine G" style:font-size-asian="14pt" style:font-name-complex="Linux Libertine G"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hyphenation-ladder-count="no-limit"/>
      <style:text-properties fo:hyphenate="false" fo:hyphenation-remain-char-count="0" fo:hyphenation-push-char-count="0"/>
    </style:style>
    <style:style style:name="Heading_20_1" style:display-name="Heading 1" style:family="paragraph" style:parent-style-name="Normal" style:next-style-name="Standard" style:default-outline-level="1" style:class="text">
      <style:paragraph-properties fo:margin-top="0.706cm" fo:margin-bottom="0.212cm" fo:keep-together="always" fo:hyphenation-ladder-count="no-limit" fo:keep-with-next="always"/>
      <style:text-properties fo:font-size="20pt" style:font-size-asian="20pt" style:font-size-complex="20pt" fo:hyphenate="false" fo:hyphenation-remain-char-count="0" fo:hyphenation-push-char-count="0"/>
    </style:style>
    <style:style style:name="Heading_20_2" style:display-name="Heading 2" style:family="paragraph" style:parent-style-name="Normal" style:next-style-name="Standard" style:default-outline-level="2" style:class="text">
      <style:paragraph-properties fo:margin-top="0.635cm" fo:margin-bottom="0.212cm" fo:keep-together="always" fo:hyphenation-ladder-count="no-limit" fo:keep-with-next="always"/>
      <style:text-properties fo:font-size="16pt" style:font-size-asian="16pt" style:font-size-complex="16pt" fo:hyphenate="false" fo:hyphenation-remain-char-count="0" fo:hyphenation-push-char-count="0"/>
    </style:style>
    <style:style style:name="Heading_20_3" style:display-name="Heading 3" style:family="paragraph" style:parent-style-name="Normal" style:next-style-name="Standard" style:default-outline-level="3" style:class="text">
      <style:paragraph-properties fo:margin-top="0.564cm" fo:margin-bottom="0.141cm" fo:keep-together="always" fo:hyphenation-ladder-count="no-limit" fo:keep-with-next="always"/>
      <style:text-properties fo:color="#434343" fo:font-size="14pt" style:font-size-asian="14pt" style:font-size-complex="14pt" fo:hyphenate="false" fo:hyphenation-remain-char-count="0" fo:hyphenation-push-char-count="0"/>
    </style:style>
    <style:style style:name="Heading_20_4" style:display-name="Heading 4" style:family="paragraph" style:parent-style-name="Normal" style:next-style-name="Standard" style:default-outline-level="4" style:class="text">
      <style:paragraph-properties fo:margin-top="0.494cm" fo:margin-bottom="0.141cm" fo:keep-together="always" fo:hyphenation-ladder-count="no-limit" fo:keep-with-next="always"/>
      <style:text-properties fo:color="#666666" fo:font-size="12pt" style:font-size-asian="12pt" style:font-size-complex="12pt" fo:hyphenate="false" fo:hyphenation-remain-char-count="0" fo:hyphenation-push-char-count="0"/>
    </style:style>
    <style:style style:name="Heading_20_5" style:display-name="Heading 5" style:family="paragraph" style:parent-style-name="Normal" style:next-style-name="Standard" style:default-outline-level="5" style:class="text">
      <style:paragraph-properties fo:margin-top="0.423cm" fo:margin-bottom="0.141cm" fo:keep-together="always" fo:hyphenation-ladder-count="no-limit" fo:keep-with-next="always"/>
      <style:text-properties fo:color="#666666" fo:hyphenate="false" fo:hyphenation-remain-char-count="0" fo:hyphenation-push-char-count="0"/>
    </style:style>
    <style:style style:name="Heading_20_6" style:display-name="Heading 6" style:family="paragraph" style:parent-style-name="Normal" style:next-style-name="Standard" style:default-outline-level="6" style:class="text">
      <style:paragraph-properties fo:margin-top="0.423cm" fo:margin-bottom="0.141cm" fo:keep-together="always" fo:hyphenation-ladder-count="no-limit" fo:keep-with-next="always"/>
      <style:text-properties fo:color="#666666" fo:font-style="italic" style:font-style-asian="italic" fo:hyphenate="false" fo:hyphenation-remain-char-count="0" fo:hyphenation-push-char-count="0"/>
    </style:style>
    <style:style style:name="Normal" style:family="paragraph">
      <style:paragraph-properties fo:orphans="2" fo:widows="2"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Normal" style:next-style-name="Standard" style:class="chapter">
      <style:paragraph-properties fo:margin-top="0cm" fo:margin-bottom="0.106cm" fo:keep-together="always" fo:hyphenation-ladder-count="no-limit" fo:keep-with-next="always"/>
      <style:text-properties fo:font-size="26pt" style:font-size-asian="26pt" style:font-size-complex="26pt" fo:hyphenate="false" fo:hyphenation-remain-char-count="0" fo:hyphenation-push-char-count="0"/>
    </style:style>
    <style:style style:name="Subtitle" style:family="paragraph" style:parent-style-name="Normal" style:next-style-name="Standard" style:class="chapter">
      <style:paragraph-properties fo:margin-top="0cm" fo:margin-bottom="0.564cm" fo:keep-together="always" fo:hyphenation-ladder-count="no-limit" fo:keep-with-next="always"/>
      <style:text-properties fo:color="#666666" fo:font-size="15pt" style:font-size-asian="15pt" style:font-size-complex="15pt" fo:hyphenate="false" fo:hyphenation-remain-char-count="0" fo:hyphenation-push-char-count="0"/>
    </style:style>
    <style:style style:name="Header" style:family="paragraph" style:parent-style-name="Standard"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Raleway" style:text-underline-style="none" style:font-name-asian="Raleway" style:font-name-complex="Raleway"/>
    </style:style>
    <style:style style:name="ListLabel_20_2" style:display-name="ListLabel 2" style:family="text">
      <style:text-properties style:font-name="Raleway" style:text-underline-style="none" style:font-name-asian="Raleway" style:font-name-complex="Raleway"/>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aleway" style:text-underline-style="none" style:font-name-asian="Raleway" style:font-name-complex="Raleway"/>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aleway" style:text-underline-style="none" style:font-name-asian="Raleway" style:font-name-complex="Raleway"/>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aleway" style:text-underline-style="none" style:font-name-asian="Raleway" style:font-name-complex="Raleway"/>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aleway" style:text-underline-style="none" style:font-name-asian="Raleway" style:font-name-complex="Raleway"/>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Raleway" fo:font-style="italic" style:text-underline-style="solid" style:text-underline-width="auto" style:text-underline-color="font-color" style:text-underline-mode="continuous" style:text-overline-mode="continuous" style:text-line-through-mode="continuous" style:font-name-asian="Raleway" style:font-style-asian="italic" style:font-name-complex="Raleway"/>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47" style:display-name="ListLabel 47" style:family="text">
      <style:text-properties style:font-name="Raleway" fo:font-size="12pt" fo:font-style="italic" style:font-name-asian="Raleway" style:font-size-asian="12pt" style:font-style-asian="italic" style:font-name-complex="Raleway" style:font-size-complex="12pt"/>
    </style:style>
    <style:style style:name="ListLabel_20_48" style:display-name="ListLabel 48" style:family="text">
      <style:text-properties fo:color="#1155cc" style:font-name="Raleway" fo:font-size="12pt" fo:font-style="italic" style:text-underline-style="solid" style:text-underline-width="auto" style:text-underline-color="font-color" style:text-underline-mode="continuous" style:text-overline-mode="continuous" style:text-line-through-mode="continuous" style:font-name-asian="Raleway" style:font-size-asian="12pt" style:font-style-asian="italic" style:font-name-complex="Raleway" style:font-size-complex="12pt"/>
    </style:style>
    <style:style style:name="ListLabel_20_49" style:display-name="ListLabel 49"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WW_5f_CharLFO1LVL1" style:display-name="WW_CharLFO1LVL1" style:family="text">
      <style:text-properties style:font-name="Raleway" style:text-underline-style="none"/>
    </style:style>
    <style:style style:name="WW_5f_CharLFO1LVL2" style:display-name="WW_CharLFO1LVL2" style:family="text">
      <style:text-properties style:font-name="Raleway"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Raleway"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Raleway"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Raleway"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Raleway"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Raleway"/>
      </text:list-level-style-bullet>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Raleway"/>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51cm" table:align="right"/>
    </style:style>
    <style:style style:name="Table1.A" style:family="table-column">
      <style:table-column-properties style:column-width="13.178cm"/>
    </style:style>
    <style:style style:name="Table1.B" style:family="table-column">
      <style:table-column-properties style:column-width="3.332cm"/>
    </style:style>
    <style:style style:name="Table1.1" style:family="table-row">
      <style:table-row-properties style:min-row-height="2.187cm" style:use-optimal-row-height="false"/>
    </style:style>
    <style:style style:name="Table1.A1" style:family="table-cell">
      <style:table-cell-properties fo:padding="0.176cm" fo:border="none" style:writing-mode="lr-tb"/>
    </style:style>
    <style:style style:name="MP1" style:family="paragraph" style:parent-style-name="Heading_20_1">
      <style:text-properties fo:color="#2ec65c" style:font-name="Raleway" fo:font-size="24pt" style:font-name-asian="Raleway" style:font-size-asian="24pt" style:font-name-complex="Raleway" style:font-size-complex="24pt"/>
    </style:style>
    <style:style style:name="MP2" style:family="paragraph" style:parent-style-name="Heading_20_1">
      <style:paragraph-properties fo:margin-left="-0.159cm" fo:margin-right="0cm" fo:margin-top="0cm" fo:margin-bottom="0.353cm" fo:text-indent="0cm" style:auto-text-indent="false">
        <style:tab-stops/>
      </style:paragraph-properties>
    </style:style>
    <style:style style:name="MP3" style:family="paragraph" style:parent-style-name="Heading_20_2">
      <style:paragraph-properties fo:margin-top="0cm" fo:margin-bottom="0cm"/>
    </style:style>
    <style:style style:name="MP4" style:family="paragraph" style:parent-style-name="Standard">
      <style:paragraph-properties fo:line-height="100%" fo:text-align="end" style:justify-single-word="false"/>
    </style:style>
    <style:style style:name="MT1" style:family="text">
      <style:text-properties fo:color="#1155cc" style:font-name="Raleway" fo:font-size="12pt" style:text-underline-style="solid" style:text-underline-width="auto" style:text-underline-color="font-color" style:text-underline-mode="continuous" style:text-overline-mode="continuous" style:text-line-through-mode="continuous" style:font-name-asian="Raleway" style:font-size-asian="12pt" style:font-name-complex="Raleway" style:font-size-complex="12pt"/>
    </style:style>
    <style:style style:name="MT2" style:family="text">
      <style:text-properties fo:color="#139d3d" style:font-name="Raleway" fo:font-size="28pt" fo:font-weight="bold" style:font-name-asian="Raleway" style:font-size-asian="28pt" style:font-weight-asian="bold" style:font-name-complex="Raleway" style:font-size-complex="28pt"/>
    </style:style>
    <style:style style:name="MT3" style:family="text">
      <style:text-properties fo:color="#139d3d" style:font-name="Raleway" fo:font-size="28pt" style:font-name-asian="Raleway" style:font-size-asian="28pt" style:font-name-complex="Raleway" style:font-size-complex="28pt"/>
    </style:style>
    <style:style style:name="MT4" style:family="text">
      <style:text-properties style:language-asian="en" style:country-asian="GB"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h text:style-name="MP1" text:outline-level="1"><text:bookmark text:name="_nqqpqmq3ffqo"/></text:h>
        <table:table table:name="Table1" table:style-name="Table1">
          <table:table-column table:style-name="Table1.A"/>
          <table:table-column table:style-name="Table1.B"/>
          <table:table-row table:style-name="Table1.1">
            <table:table-cell table:style-name="Table1.A1" office:value-type="string">
              <text:h text:style-name="MP2" text:outline-level="1"><text:bookmark text:name="_e20qlww1xe6h"/><text:a xlink:type="simple" xlink:href="http://openlifesci.org/" office:target-frame-name="_top" xlink:show="replace" text:style-name="Internet_20_link" text:visited-style-name="Visited_20_Internet_20_Link"><text:span text:style-name="Default_20_Paragraph_20_Font"><text:span text:style-name="MT1">http://openlifesci.org</text:span></text:span></text:a></text:h>
              <text:h text:style-name="MP3" text:outline-level="2"><text:bookmark text:name="_k3p679rbnn51"/><text:span text:style-name="Default_20_Paragraph_20_Font"><text:span text:style-name="MT2">OLS Open Seeds </text:span></text:span></text:h>
              <text:h text:style-name="MP3" text:outline-level="2"><text:bookmark text:name="_fmpcn03rstxc"/><text:span text:style-name="Default_20_Paragraph_20_Font"><text:span text:style-name="MT3">Application Guide</text:span></text:span></text:h>
            </table:table-cell>
            <table:table-cell table:style-name="Table1.A1" office:value-type="string">
              <text:p text:style-name="MP4"><draw:frame draw:style-name="Mfr1" draw:name="graphics5" text:anchor-type="paragraph" svg:x="0cm" svg:y="0cm" svg:width="2.979cm" svg:height="2.457cm" draw:z-index="7"><draw:image xlink:href="Pictures/10000201000000A000000084DD5A5004.png" xlink:type="simple" xlink:show="embed" xlink:actuate="onLoad"/></draw:frame><text:span text:style-name="Default_20_Paragraph_20_Font"><text:span text:style-name="MT4"/></text:span></text:p>
            </table:table-cell>
          </table:table-row>
        </table:table>
        <text:p text:style-name="Standard"/>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Unix OpenOffice.org_project/4111m1$Build-9808</meta:generator>
    <dc:creator>Yo Yehudi</dc:creator>
    <meta:creation-date>2021-12-15T09:11:00Z</meta:creation-date>
    <dc:date>2023-06-02T16:40:49</dc:date>
    <meta:editing-cycles>5</meta:editing-cycles>
    <meta:editing-duration>PT7M48S</meta:editing-duration>
    <meta:document-statistic meta:table-count="1" meta:image-count="1" meta:object-count="0" meta:page-count="8" meta:paragraph-count="132" meta:word-count="1088" meta:character-count="6988"/>
    <meta:template xlink:type="simple" xlink:actuate="onRequest" xlink:title="" xlink:href="Normal.dotm"/>
  </office:meta>
</office:document-meta>
</file>